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9D94D45A9567A3F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9D94D45A9567A3F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O pão da vida</text:span></text:p>
            <text:p text:style-name="P3"><text:span text:style-name="T2">(João 6.22-7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09:29:42.575000000</dc:date>
    <meta:editing-duration>PT2H30M4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